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5mm"/>
    </style:style>
    <style:style style:name="co2" style:family="table-column">
      <style:table-column-properties fo:break-before="auto" style:column-width="2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 style:data-style-name="N126">
      <style:table-cell-properties fo:border="0.06pt solid #000000"/>
    </style:style>
    <style:style style:name="ce8" style:family="table-cell" style:parent-style-name="Default" style:data-style-name="N127">
      <style:table-cell-properties fo:border="0.06pt solid #000000"/>
    </style:style>
    <style:style style:name="ce9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2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 =2</text:p>
          </table:table-cell>
          <table:table-cell table:style-name="Default" table:number-columns-repeated="6"/>
          <table:table-cell/>
          <table:table-cell office:value-type="string" calcext:value-type="string">
            <text:p>P = 4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/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00024" calcext:value-type="float">
            <text:p>0,000024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0.00037" calcext:value-type="float">
            <text:p>0,000370</text:p>
          </table:table-cell>
          <table:table-cell office:value-type="float" office:value="34.03223" calcext:value-type="float">
            <text:p>34,032230</text:p>
          </table:table-cell>
          <table:table-cell office:value-type="float" office:value="0.040116" calcext:value-type="float">
            <text:p>0,040116</text:p>
          </table:table-cell>
          <table:table-cell table:number-columns-repeated="3"/>
          <table:table-cell table:style-name="ce2" office:value-type="float" office:value="0.00003" calcext:value-type="float">
            <text:p>0,000030</text:p>
          </table:table-cell>
          <table:table-cell table:style-name="ce2" office:value-type="float" office:value="0.000009" calcext:value-type="float">
            <text:p>0,000009</text:p>
          </table:table-cell>
          <table:table-cell table:style-name="ce2" office:value-type="float" office:value="0.000359" calcext:value-type="float">
            <text:p>0,000359</text:p>
          </table:table-cell>
          <table:table-cell table:style-name="ce2" office:value-type="float" office:value="18.295687" calcext:value-type="float">
            <text:p>18,295687</text:p>
          </table:table-cell>
          <table:table-cell table:style-name="ce2" office:value-type="float" office:value="0.003158" calcext:value-type="float">
            <text:p>0,003158</text:p>
          </table:table-cell>
          <table:table-cell table:style-name="ce2" office:value-type="float" office:value="0.43933" calcext:value-type="float">
            <text:p>0,439330</text:p>
          </table:table-cell>
          <table:table-cell table:style-name="ce2"/>
          <table:table-cell table:number-columns-repeated="1008"/>
        </table:table-row>
        <table:table-row table:style-name="ro1">
          <table:table-cell/>
          <table:table-cell office:value-type="float" office:value="0.000019" calcext:value-type="float">
            <text:p>0,000019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34.041933" calcext:value-type="float">
            <text:p>34,041933</text:p>
          </table:table-cell>
          <table:table-cell office:value-type="float" office:value="0.041013" calcext:value-type="float">
            <text:p>0,041013</text:p>
          </table:table-cell>
          <table:table-cell table:number-columns-repeated="3"/>
          <table:table-cell table:style-name="ce2" office:value-type="float" office:value="0.000016" calcext:value-type="float">
            <text:p>0,000016</text:p>
          </table:table-cell>
          <table:table-cell table:style-name="ce2" office:value-type="float" office:value="0.000007" calcext:value-type="float">
            <text:p>0,000007</text:p>
          </table:table-cell>
          <table:table-cell table:style-name="ce2" office:value-type="float" office:value="0.000315" calcext:value-type="float">
            <text:p>0,000315</text:p>
          </table:table-cell>
          <table:table-cell table:style-name="ce2" office:value-type="float" office:value="18.433358" calcext:value-type="float">
            <text:p>18,433358</text:p>
          </table:table-cell>
          <table:table-cell table:style-name="ce2" office:value-type="float" office:value="0.504822" calcext:value-type="float">
            <text:p>0,504822</text:p>
          </table:table-cell>
          <table:table-cell table:style-name="ce2" office:value-type="float" office:value="14.601716" calcext:value-type="float">
            <text:p>14,601716</text:p>
          </table:table-cell>
          <table:table-cell table:style-name="ce2"/>
          <table:table-cell table:number-columns-repeated="1008"/>
        </table:table-row>
        <table:table-row table:style-name="ro1">
          <table:table-cell/>
          <table:table-cell office:value-type="float" office:value="0.000016" calcext:value-type="float">
            <text:p>0,000016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34.544471" calcext:value-type="float">
            <text:p>34,544471</text:p>
          </table:table-cell>
          <table:table-cell office:value-type="float" office:value="0.041176" calcext:value-type="float">
            <text:p>0,041176</text:p>
          </table:table-cell>
          <table:table-cell table:number-columns-repeated="3"/>
          <table:table-cell table:style-name="ce2" office:value-type="float" office:value="0.000026" calcext:value-type="float">
            <text:p>0,000026</text:p>
          </table:table-cell>
          <table:table-cell table:style-name="ce2" office:value-type="float" office:value="0.000011" calcext:value-type="float">
            <text:p>0,000011</text:p>
          </table:table-cell>
          <table:table-cell table:style-name="ce2" office:value-type="float" office:value="0.000343" calcext:value-type="float">
            <text:p>0,000343</text:p>
          </table:table-cell>
          <table:table-cell table:style-name="ce2" office:value-type="float" office:value="18.292997" calcext:value-type="float">
            <text:p>18,292997</text:p>
          </table:table-cell>
          <table:table-cell table:style-name="ce2" office:value-type="float" office:value="0.037662" calcext:value-type="float">
            <text:p>0,037662</text:p>
          </table:table-cell>
          <table:table-cell table:style-name="ce2" office:value-type="float" office:value="2.450916" calcext:value-type="float">
            <text:p>2,450916</text:p>
          </table:table-cell>
          <table:table-cell table:style-name="ce2"/>
          <table:table-cell table:number-columns-repeated="1008"/>
        </table:table-row>
        <table:table-row table:style-name="ro1">
          <table:table-cell/>
          <table:table-cell office:value-type="float" office:value="0.000022" calcext:value-type="float">
            <text:p>0,000022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33.90401" calcext:value-type="float">
            <text:p>33,904010</text:p>
          </table:table-cell>
          <table:table-cell office:value-type="float" office:value="0.040579" calcext:value-type="float">
            <text:p>0,040579</text:p>
          </table:table-cell>
          <table:table-cell table:number-columns-repeated="3"/>
          <table:table-cell table:style-name="ce2" office:value-type="float" office:value="0.000018" calcext:value-type="float">
            <text:p>0,000018</text:p>
          </table:table-cell>
          <table:table-cell table:style-name="ce2" office:value-type="float" office:value="0.00001" calcext:value-type="float">
            <text:p>0,000010</text:p>
          </table:table-cell>
          <table:table-cell table:style-name="ce2" office:value-type="float" office:value="0.001079" calcext:value-type="float">
            <text:p>0,001079</text:p>
          </table:table-cell>
          <table:table-cell table:style-name="ce2" office:value-type="float" office:value="18.70083" calcext:value-type="float">
            <text:p>18,700830</text:p>
          </table:table-cell>
          <table:table-cell table:style-name="ce2" office:value-type="float" office:value="0.043259" calcext:value-type="float">
            <text:p>0,043259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2" calcext:value-type="float">
            <text:p>0,000020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0.000376" calcext:value-type="float">
            <text:p>0,000376</text:p>
          </table:table-cell>
          <table:table-cell office:value-type="float" office:value="34.27866" calcext:value-type="float">
            <text:p>34,278660</text:p>
          </table:table-cell>
          <table:table-cell office:value-type="float" office:value="0.041211" calcext:value-type="float">
            <text:p>0,041211</text:p>
          </table:table-cell>
          <table:table-cell table:number-columns-repeated="3"/>
          <table:table-cell table:style-name="ce2" office:value-type="float" office:value="0.000029" calcext:value-type="float">
            <text:p>0,000029</text:p>
          </table:table-cell>
          <table:table-cell table:style-name="ce2" office:value-type="float" office:value="0.000015" calcext:value-type="float">
            <text:p>0,000015</text:p>
          </table:table-cell>
          <table:table-cell table:style-name="ce2" office:value-type="float" office:value="0.000254" calcext:value-type="float">
            <text:p>0,000254</text:p>
          </table:table-cell>
          <table:table-cell table:style-name="ce2" office:value-type="float" office:value="18.274257" calcext:value-type="float">
            <text:p>18,274257</text:p>
          </table:table-cell>
          <table:table-cell table:style-name="ce2" office:value-type="float" office:value="0.056899" calcext:value-type="float">
            <text:p>0,056899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2" calcext:value-type="float">
            <text:p>0,000020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34.310608" calcext:value-type="float">
            <text:p>34,310608</text:p>
          </table:table-cell>
          <table:table-cell office:value-type="float" office:value="0.040522" calcext:value-type="float">
            <text:p>0,040522</text:p>
          </table:table-cell>
          <table:table-cell table:number-columns-repeated="3"/>
          <table:table-cell table:style-name="ce2" office:value-type="float" office:value="0.000017" calcext:value-type="float">
            <text:p>0,000017</text:p>
          </table:table-cell>
          <table:table-cell table:style-name="ce2" office:value-type="float" office:value="0.000009" calcext:value-type="float">
            <text:p>0,000009</text:p>
          </table:table-cell>
          <table:table-cell table:style-name="ce2" office:value-type="float" office:value="0.000191" calcext:value-type="float">
            <text:p>0,000191</text:p>
          </table:table-cell>
          <table:table-cell table:style-name="ce2" office:value-type="float" office:value="18.528321" calcext:value-type="float">
            <text:p>18,528321</text:p>
          </table:table-cell>
          <table:table-cell table:style-name="ce2" office:value-type="float" office:value="0.003217" calcext:value-type="float">
            <text:p>0,003217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2" calcext:value-type="float">
            <text:p>0,000020</text:p>
          </table:table-cell>
          <table:table-cell office:value-type="float" office:value="0.000004" calcext:value-type="float">
            <text:p>0,000004</text:p>
          </table:table-cell>
          <table:table-cell office:value-type="float" office:value="0.000375" calcext:value-type="float">
            <text:p>0,000375</text:p>
          </table:table-cell>
          <table:table-cell office:value-type="float" office:value="34.315209" calcext:value-type="float">
            <text:p>34,315209</text:p>
          </table:table-cell>
          <table:table-cell office:value-type="float" office:value="0.040329" calcext:value-type="float">
            <text:p>0,040329</text:p>
          </table:table-cell>
          <table:table-cell table:number-columns-repeated="3"/>
          <table:table-cell table:style-name="ce2" office:value-type="float" office:value="0.000024" calcext:value-type="float">
            <text:p>0,000024</text:p>
          </table:table-cell>
          <table:table-cell table:style-name="ce2" office:value-type="float" office:value="0.000009" calcext:value-type="float">
            <text:p>0,000009</text:p>
          </table:table-cell>
          <table:table-cell table:style-name="ce2" office:value-type="float" office:value="0.000282" calcext:value-type="float">
            <text:p>0,000282</text:p>
          </table:table-cell>
          <table:table-cell table:style-name="ce2" office:value-type="float" office:value="18.454112" calcext:value-type="float">
            <text:p>18,454112</text:p>
          </table:table-cell>
          <table:table-cell table:style-name="ce2" office:value-type="float" office:value="0.025505" calcext:value-type="float">
            <text:p>0,025505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18" calcext:value-type="float">
            <text:p>0,000018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34.661809" calcext:value-type="float">
            <text:p>34,661809</text:p>
          </table:table-cell>
          <table:table-cell office:value-type="float" office:value="0.040582" calcext:value-type="float">
            <text:p>0,040582</text:p>
          </table:table-cell>
          <table:table-cell table:number-columns-repeated="3"/>
          <table:table-cell table:style-name="ce2" office:value-type="float" office:value="0.000015" calcext:value-type="float">
            <text:p>0,000015</text:p>
          </table:table-cell>
          <table:table-cell table:style-name="ce2" office:value-type="float" office:value="0.000011" calcext:value-type="float">
            <text:p>0,000011</text:p>
          </table:table-cell>
          <table:table-cell table:style-name="ce2" office:value-type="float" office:value="0.000195" calcext:value-type="float">
            <text:p>0,000195</text:p>
          </table:table-cell>
          <table:table-cell table:style-name="ce2" office:value-type="float" office:value="18.576558" calcext:value-type="float">
            <text:p>18,576558</text:p>
          </table:table-cell>
          <table:table-cell table:style-name="ce2" office:value-type="float" office:value="0.008979" calcext:value-type="float">
            <text:p>0,008979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19" calcext:value-type="float">
            <text:p>0,000019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0.000427" calcext:value-type="float">
            <text:p>0,000427</text:p>
          </table:table-cell>
          <table:table-cell office:value-type="float" office:value="34.107803" calcext:value-type="float">
            <text:p>34,107803</text:p>
          </table:table-cell>
          <table:table-cell office:value-type="float" office:value="0.040585" calcext:value-type="float">
            <text:p>0,040585</text:p>
          </table:table-cell>
          <table:table-cell table:number-columns-repeated="3"/>
          <table:table-cell table:style-name="ce2" office:value-type="float" office:value="0.000026" calcext:value-type="float">
            <text:p>0,000026</text:p>
          </table:table-cell>
          <table:table-cell table:style-name="ce2" office:value-type="float" office:value="0.000014" calcext:value-type="float">
            <text:p>0,000014</text:p>
          </table:table-cell>
          <table:table-cell table:style-name="ce2" office:value-type="float" office:value="0.000307" calcext:value-type="float">
            <text:p>0,000307</text:p>
          </table:table-cell>
          <table:table-cell table:style-name="ce2" office:value-type="float" office:value="18.214045" calcext:value-type="float">
            <text:p>18,214045</text:p>
          </table:table-cell>
          <table:table-cell table:style-name="ce2" office:value-type="float" office:value="0.007173" calcext:value-type="float">
            <text:p>0,007173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float" office:value="0.000019" calcext:value-type="float">
            <text:p>0,000019</text:p>
          </table:table-cell>
          <table:table-cell table:style-name="ce3" office:value-type="float" office:value="0.000004" calcext:value-type="float">
            <text:p>0,000004</text:p>
          </table:table-cell>
          <table:table-cell table:style-name="ce3" office:value-type="float" office:value="0.000375" calcext:value-type="float">
            <text:p>0,000375</text:p>
          </table:table-cell>
          <table:table-cell table:style-name="ce3" office:value-type="float" office:value="34.533572" calcext:value-type="float">
            <text:p>34,533572</text:p>
          </table:table-cell>
          <table:table-cell table:style-name="ce3" office:value-type="float" office:value="0.040862" calcext:value-type="float">
            <text:p>0,040862</text:p>
          </table:table-cell>
          <table:table-cell table:style-name="ce3" table:number-columns-repeated="2"/>
          <table:table-cell/>
          <table:table-cell table:style-name="ce3" office:value-type="float" office:value="0.000018" calcext:value-type="float">
            <text:p>0,000018</text:p>
          </table:table-cell>
          <table:table-cell table:style-name="ce3" office:value-type="float" office:value="0.000011" calcext:value-type="float">
            <text:p>0,000011</text:p>
          </table:table-cell>
          <table:table-cell table:style-name="ce3" office:value-type="float" office:value="0.000463" calcext:value-type="float">
            <text:p>0,000463</text:p>
          </table:table-cell>
          <table:table-cell table:style-name="ce3" office:value-type="float" office:value="18.243001" calcext:value-type="float">
            <text:p>18,243001</text:p>
          </table:table-cell>
          <table:table-cell table:style-name="ce3" office:value-type="float" office:value="0.00355" calcext:value-type="float">
            <text:p>0,003550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/>
          <table:table-cell table:style-name="ce4" table:formula="of:=AVERAGE([.B4:.B13] )" office:value-type="float" office:value="0.0000197" calcext:value-type="float">
            <text:p>0,0000197</text:p>
          </table:table-cell>
          <table:table-cell table:style-name="ce4" table:formula="of:=AVERAGE([.C4:.C13] )" office:value-type="float" office:value="0.0000056" calcext:value-type="float">
            <text:p>0,0000056</text:p>
          </table:table-cell>
          <table:table-cell table:style-name="ce4" table:formula="of:=AVERAGE([.D4:.D13] )" office:value-type="float" office:value="0.0004033" calcext:value-type="float">
            <text:p>0,0004033</text:p>
          </table:table-cell>
          <table:table-cell table:style-name="ce4" table:formula="of:=AVERAGE([.E4:.E13] )" office:value-type="float" office:value="34.2730305" calcext:value-type="float">
            <text:p>34,2730305</text:p>
          </table:table-cell>
          <table:table-cell table:style-name="ce4" table:formula="of:=AVERAGE([.F4:.F13] )" office:value-type="float" office:value="0.0406975" calcext:value-type="float">
            <text:p>0,0406975</text:p>
          </table:table-cell>
          <table:table-cell table:style-name="ce4" table:formula="of:=AVERAGE([.G4:.G13] )" office:value-type="string" office:string-value="" calcext:value-type="error">
            <text:p>#DIV/0!</text:p>
          </table:table-cell>
          <table:table-cell table:style-name="ce4" table:formula="of:=AVERAGE([.H4:.H13] )" office:value-type="string" office:string-value="" calcext:value-type="error">
            <text:p>#DIV/0!</text:p>
          </table:table-cell>
          <table:table-cell/>
          <table:table-cell table:style-name="ce4" table:formula="of:=AVERAGE([.J4:.J13] )" office:value-type="float" office:value="0.0000219" calcext:value-type="float">
            <text:p>0,0000219</text:p>
          </table:table-cell>
          <table:table-cell table:style-name="ce4" table:formula="of:=AVERAGE([.K4:.K13] )" office:value-type="float" office:value="0.0000106" calcext:value-type="float">
            <text:p>0,0000106</text:p>
          </table:table-cell>
          <table:table-cell table:style-name="ce4" table:formula="of:=AVERAGE([.L4:.L13] )" office:value-type="float" office:value="0.0003788" calcext:value-type="float">
            <text:p>0,0003788</text:p>
          </table:table-cell>
          <table:table-cell table:style-name="ce4" table:formula="of:=AVERAGE([.M4:.M13] )" office:value-type="float" office:value="18.4013166" calcext:value-type="float">
            <text:p>18,4013166</text:p>
          </table:table-cell>
          <table:table-cell table:style-name="ce4" table:formula="of:=AVERAGE([.N4:.N13] )" office:value-type="float" office:value="0.0694224" calcext:value-type="float">
            <text:p>0,0694224</text:p>
          </table:table-cell>
          <table:table-cell table:style-name="ce4" table:formula="of:=AVERAGE([.O4:.O13] )" office:value-type="float" office:value="5.830654" calcext:value-type="float">
            <text:p>5,830654</text:p>
          </table:table-cell>
          <table:table-cell table:style-name="ce4" table:formula="of:=AVERAGE([.P4:.P13] 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 = 8</text:p>
          </table:table-cell>
          <table:table-cell table:style-name="Default" table:number-columns-repeated="6"/>
          <table:table-cell/>
          <table:table-cell office:value-type="string" calcext:value-type="string">
            <text:p>P = 1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/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00059" calcext:value-type="float">
            <text:p>0,000059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137433" calcext:value-type="float">
            <text:p>0,137433</text:p>
          </table:table-cell>
          <table:table-cell office:value-type="float" office:value="28.759419" calcext:value-type="float">
            <text:p>28,759419</text:p>
          </table:table-cell>
          <table:table-cell office:value-type="float" office:value="1.264895" calcext:value-type="float">
            <text:p>1,264895</text:p>
          </table:table-cell>
          <table:table-cell table:number-columns-repeated="3"/>
          <table:table-cell table:style-name="ce2" office:value-type="float" office:value="0.000156" calcext:value-type="float">
            <text:p>0,000156</text:p>
          </table:table-cell>
          <table:table-cell table:style-name="ce2" office:value-type="float" office:value="0.031328" calcext:value-type="float">
            <text:p>0,031328</text:p>
          </table:table-cell>
          <table:table-cell table:style-name="ce2" office:value-type="float" office:value="2.264915" calcext:value-type="float">
            <text:p>2,264915</text:p>
          </table:table-cell>
          <table:table-cell table:style-name="ce2" office:value-type="float" office:value="57.912278" calcext:value-type="float">
            <text:p>57,912278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6" calcext:value-type="float">
            <text:p>0,000060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103" calcext:value-type="float">
            <text:p>0,001030</text:p>
          </table:table-cell>
          <table:table-cell office:value-type="float" office:value="28.738796" calcext:value-type="float">
            <text:p>28,738796</text:p>
          </table:table-cell>
          <table:table-cell office:value-type="float" office:value="0.331703" calcext:value-type="float">
            <text:p>0,331703</text:p>
          </table:table-cell>
          <table:table-cell table:number-columns-repeated="3"/>
          <table:table-cell table:style-name="ce2" office:value-type="float" office:value="0.00028" calcext:value-type="float">
            <text:p>0,000280</text:p>
          </table:table-cell>
          <table:table-cell table:style-name="ce2" office:value-type="float" office:value="0.000281" calcext:value-type="float">
            <text:p>0,000281</text:p>
          </table:table-cell>
          <table:table-cell table:style-name="ce2" office:value-type="float" office:value="0.001193" calcext:value-type="float">
            <text:p>0,001193</text:p>
          </table:table-cell>
          <table:table-cell table:style-name="ce2" office:value-type="float" office:value="57.700514" calcext:value-type="float">
            <text:p>57,700514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64" calcext:value-type="float">
            <text:p>0,000064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139038" calcext:value-type="float">
            <text:p>0,139038</text:p>
          </table:table-cell>
          <table:table-cell office:value-type="float" office:value="28.515472" calcext:value-type="float">
            <text:p>28,515472</text:p>
          </table:table-cell>
          <table:table-cell office:value-type="float" office:value="0.561313" calcext:value-type="float">
            <text:p>0,561313</text:p>
          </table:table-cell>
          <table:table-cell table:number-columns-repeated="3"/>
          <table:table-cell table:style-name="ce2" office:value-type="float" office:value="0.000219" calcext:value-type="float">
            <text:p>0,000219</text:p>
          </table:table-cell>
          <table:table-cell table:style-name="ce2" office:value-type="float" office:value="0.018423" calcext:value-type="float">
            <text:p>0,018423</text:p>
          </table:table-cell>
          <table:table-cell table:style-name="ce2" office:value-type="float" office:value="0.309702" calcext:value-type="float">
            <text:p>0,309702</text:p>
          </table:table-cell>
          <table:table-cell table:style-name="ce2" office:value-type="float" office:value="58.047203" calcext:value-type="float">
            <text:p>58,047203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58" calcext:value-type="float">
            <text:p>0,000058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881" calcext:value-type="float">
            <text:p>0,000881</text:p>
          </table:table-cell>
          <table:table-cell office:value-type="float" office:value="28.65303" calcext:value-type="float">
            <text:p>28,653030</text:p>
          </table:table-cell>
          <table:table-cell office:value-type="float" office:value="0.249421" calcext:value-type="float">
            <text:p>0,249421</text:p>
          </table:table-cell>
          <table:table-cell table:number-columns-repeated="3"/>
          <table:table-cell table:style-name="ce2" office:value-type="float" office:value="0.000238" calcext:value-type="float">
            <text:p>0,000238</text:p>
          </table:table-cell>
          <table:table-cell table:style-name="ce2" office:value-type="float" office:value="0.030554" calcext:value-type="float">
            <text:p>0,030554</text:p>
          </table:table-cell>
          <table:table-cell table:style-name="ce2" office:value-type="float" office:value="0.001455" calcext:value-type="float">
            <text:p>0,001455</text:p>
          </table:table-cell>
          <table:table-cell table:style-name="ce2" office:value-type="float" office:value="57.777148" calcext:value-type="float">
            <text:p>57,777148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57" calcext:value-type="float">
            <text:p>0,000057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27.950893" calcext:value-type="float">
            <text:p>27,950893</text:p>
          </table:table-cell>
          <table:table-cell office:value-type="float" office:value="0.196785" calcext:value-type="float">
            <text:p>0,196785</text:p>
          </table:table-cell>
          <table:table-cell table:number-columns-repeated="3"/>
          <table:table-cell table:style-name="ce2" office:value-type="float" office:value="0.000319" calcext:value-type="float">
            <text:p>0,000319</text:p>
          </table:table-cell>
          <table:table-cell table:style-name="ce2" office:value-type="float" office:value="0.03308" calcext:value-type="float">
            <text:p>0,033080</text:p>
          </table:table-cell>
          <table:table-cell table:style-name="ce2" office:value-type="float" office:value="0.001085" calcext:value-type="float">
            <text:p>0,001085</text:p>
          </table:table-cell>
          <table:table-cell table:style-name="ce2" office:value-type="float" office:value="57.702955" calcext:value-type="float">
            <text:p>57,702955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56" calcext:value-type="float">
            <text:p>0,000056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485" calcext:value-type="float">
            <text:p>0,000485</text:p>
          </table:table-cell>
          <table:table-cell office:value-type="float" office:value="28.387127" calcext:value-type="float">
            <text:p>28,387127</text:p>
          </table:table-cell>
          <table:table-cell office:value-type="float" office:value="0.149941" calcext:value-type="float">
            <text:p>0,149941</text:p>
          </table:table-cell>
          <table:table-cell table:number-columns-repeated="3"/>
          <table:table-cell table:style-name="ce2" office:value-type="float" office:value="0.000196" calcext:value-type="float">
            <text:p>0,000196</text:p>
          </table:table-cell>
          <table:table-cell table:style-name="ce2" office:value-type="float" office:value="0.000181" calcext:value-type="float">
            <text:p>0,000181</text:p>
          </table:table-cell>
          <table:table-cell table:style-name="ce2" office:value-type="float" office:value="0.876269" calcext:value-type="float">
            <text:p>0,876269</text:p>
          </table:table-cell>
          <table:table-cell table:style-name="ce2" office:value-type="float" office:value="55.647796" calcext:value-type="float">
            <text:p>55,647796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66" calcext:value-type="float">
            <text:p>0,000066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394733" calcext:value-type="float">
            <text:p>0,394733</text:p>
          </table:table-cell>
          <table:table-cell office:value-type="float" office:value="28.224509" calcext:value-type="float">
            <text:p>28,224509</text:p>
          </table:table-cell>
          <table:table-cell office:value-type="float" office:value="0.068901" calcext:value-type="float">
            <text:p>0,068901</text:p>
          </table:table-cell>
          <table:table-cell table:number-columns-repeated="3"/>
          <table:table-cell table:style-name="ce2" office:value-type="float" office:value="0.000259" calcext:value-type="float">
            <text:p>0,000259</text:p>
          </table:table-cell>
          <table:table-cell table:style-name="ce2" office:value-type="float" office:value="0.000145" calcext:value-type="float">
            <text:p>0,000145</text:p>
          </table:table-cell>
          <table:table-cell table:style-name="ce2" office:value-type="float" office:value="0.070478" calcext:value-type="float">
            <text:p>0,070478</text:p>
          </table:table-cell>
          <table:table-cell table:style-name="ce2" office:value-type="float" office:value="60.337645" calcext:value-type="float">
            <text:p>60,337645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57" calcext:value-type="float">
            <text:p>0,000057</text:p>
          </table:table-cell>
          <table:table-cell office:value-type="float" office:value="0.002791" calcext:value-type="float">
            <text:p>0,002791</text:p>
          </table:table-cell>
          <table:table-cell office:value-type="float" office:value="0.026594" calcext:value-type="float">
            <text:p>0,026594</text:p>
          </table:table-cell>
          <table:table-cell office:value-type="float" office:value="28.517907" calcext:value-type="float">
            <text:p>28,517907</text:p>
          </table:table-cell>
          <table:table-cell office:value-type="float" office:value="0.050896" calcext:value-type="float">
            <text:p>0,050896</text:p>
          </table:table-cell>
          <table:table-cell table:number-columns-repeated="3"/>
          <table:table-cell table:style-name="ce2" office:value-type="float" office:value="0.000311" calcext:value-type="float">
            <text:p>0,000311</text:p>
          </table:table-cell>
          <table:table-cell table:style-name="ce2" office:value-type="float" office:value="0.063522" calcext:value-type="float">
            <text:p>0,063522</text:p>
          </table:table-cell>
          <table:table-cell table:style-name="ce2" office:value-type="float" office:value="0.000882" calcext:value-type="float">
            <text:p>0,000882</text:p>
          </table:table-cell>
          <table:table-cell table:style-name="ce2" office:value-type="float" office:value="57.207163" calcext:value-type="float">
            <text:p>57,207163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office:value-type="float" office:value="0.000058" calcext:value-type="float">
            <text:p>0,000058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867" calcext:value-type="float">
            <text:p>0,000867</text:p>
          </table:table-cell>
          <table:table-cell office:value-type="float" office:value="28.195876" calcext:value-type="float">
            <text:p>28,195876</text:p>
          </table:table-cell>
          <table:table-cell office:value-type="float" office:value="0.213029" calcext:value-type="float">
            <text:p>0,213029</text:p>
          </table:table-cell>
          <table:table-cell table:number-columns-repeated="3"/>
          <table:table-cell table:style-name="ce2" office:value-type="float" office:value="0.002662" calcext:value-type="float">
            <text:p>0,002662</text:p>
          </table:table-cell>
          <table:table-cell table:style-name="ce2" office:value-type="float" office:value="0.000338" calcext:value-type="float">
            <text:p>0,000338</text:p>
          </table:table-cell>
          <table:table-cell table:style-name="ce2" office:value-type="float" office:value="0.000997" calcext:value-type="float">
            <text:p>0,000997</text:p>
          </table:table-cell>
          <table:table-cell table:style-name="ce2" office:value-type="float" office:value="58.745942" calcext:value-type="float">
            <text:p>58,745942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float" office:value="0.000061" calcext:value-type="float">
            <text:p>0,000061</text:p>
          </table:table-cell>
          <table:table-cell table:style-name="ce3" office:value-type="float" office:value="0.000045" calcext:value-type="float">
            <text:p>0,000045</text:p>
          </table:table-cell>
          <table:table-cell table:style-name="ce3" office:value-type="float" office:value="0.405838" calcext:value-type="float">
            <text:p>0,405838</text:p>
          </table:table-cell>
          <table:table-cell table:style-name="ce3" office:value-type="float" office:value="28.228629" calcext:value-type="float">
            <text:p>28,228629</text:p>
          </table:table-cell>
          <table:table-cell table:style-name="ce3" office:value-type="float" office:value="0.766465" calcext:value-type="float">
            <text:p>0,766465</text:p>
          </table:table-cell>
          <table:table-cell table:style-name="ce3" table:number-columns-repeated="2"/>
          <table:table-cell/>
          <table:table-cell table:style-name="ce3" office:value-type="float" office:value="0.000219" calcext:value-type="float">
            <text:p>0,000219</text:p>
          </table:table-cell>
          <table:table-cell table:style-name="ce3" office:value-type="float" office:value="0.037488" calcext:value-type="float">
            <text:p>0,037488</text:p>
          </table:table-cell>
          <table:table-cell table:style-name="ce3" office:value-type="float" office:value="0.292735" calcext:value-type="float">
            <text:p>0,292735</text:p>
          </table:table-cell>
          <table:table-cell table:style-name="ce3" office:value-type="float" office:value="59.288295" calcext:value-type="float">
            <text:p>59,288295</text:p>
          </table:table-cell>
          <table:table-cell table:style-name="ce2" office:value-type="string" calcext:value-type="string">
            <text:p>-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/>
          <table:table-cell table:style-name="ce4" table:formula="of:=AVERAGE([.B18:.B27] )" office:value-type="float" office:value="0.0000596" calcext:value-type="float">
            <text:p>0,0000596</text:p>
          </table:table-cell>
          <table:table-cell table:style-name="ce4" table:formula="of:=AVERAGE([.C18:.C27] )" office:value-type="float" office:value="0.0003151" calcext:value-type="float">
            <text:p>0,0003151</text:p>
          </table:table-cell>
          <table:table-cell table:style-name="ce4" table:formula="of:=AVERAGE([.D18:.D27] )" office:value-type="float" office:value="0.1107906" calcext:value-type="float">
            <text:p>0,1107906</text:p>
          </table:table-cell>
          <table:table-cell table:style-name="ce4" table:formula="of:=AVERAGE([.E18:.E27] )" office:value-type="float" office:value="28.4171658" calcext:value-type="float">
            <text:p>28,4171658</text:p>
          </table:table-cell>
          <table:table-cell table:style-name="ce4" table:formula="of:=AVERAGE([.F18:.F27] )" office:value-type="float" office:value="0.3853349" calcext:value-type="float">
            <text:p>0,3853349</text:p>
          </table:table-cell>
          <table:table-cell table:style-name="ce4" table:formula="of:=AVERAGE([.G18:.G27] )" office:value-type="string" office:string-value="" calcext:value-type="error">
            <text:p>#DIV/0!</text:p>
          </table:table-cell>
          <table:table-cell table:style-name="ce4" table:formula="of:=AVERAGE([.H18:.H27] )" office:value-type="string" office:string-value="" calcext:value-type="error">
            <text:p>#DIV/0!</text:p>
          </table:table-cell>
          <table:table-cell/>
          <table:table-cell table:style-name="ce4" table:formula="of:=AVERAGE([.J18:.J27] )" office:value-type="float" office:value="0.0004859" calcext:value-type="float">
            <text:p>0,0004859</text:p>
          </table:table-cell>
          <table:table-cell table:style-name="ce4" table:formula="of:=AVERAGE([.K18:.K27] )" office:value-type="float" office:value="0.021534" calcext:value-type="float">
            <text:p>0,021534</text:p>
          </table:table-cell>
          <table:table-cell table:style-name="ce4" table:formula="of:=AVERAGE([.L18:.L27] )" office:value-type="float" office:value="0.3819711" calcext:value-type="float">
            <text:p>0,3819711</text:p>
          </table:table-cell>
          <table:table-cell table:style-name="ce4" table:formula="of:=AVERAGE([.M18:.M27] )" office:value-type="float" office:value="58.0366939" calcext:value-type="float">
            <text:p>58,0366939</text:p>
          </table:table-cell>
          <table:table-cell table:style-name="ce4" table:formula="of:=AVERAGE([.N18:.N27] )" office:value-type="string" office:string-value="" calcext:value-type="error">
            <text:p>#DIV/0!</text:p>
          </table:table-cell>
          <table:table-cell table:style-name="ce4" table:formula="of:=AVERAGE([.O18:.O27] )" office:value-type="string" office:string-value="" calcext:value-type="error">
            <text:p>#DIV/0!</text:p>
          </table:table-cell>
          <table:table-cell table:style-name="ce4" table:formula="of:=AVERAGE([.P18:.P27] 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erial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000015" calcext:value-type="float">
            <text:p>0,000015</text:p>
          </table:table-cell>
          <table:table-cell/>
          <table:table-cell table:style-name="ce5" office:value-type="float" office:value="0.03618" calcext:value-type="float">
            <text:p>0,036180</text:p>
          </table:table-cell>
          <table:table-cell table:style-name="ce5" office:value-type="float" office:value="4.367735" calcext:value-type="float">
            <text:p>4,367735</text:p>
          </table:table-cell>
          <table:table-cell table:style-name="ce5" office:value-type="float" office:value="0.00012" calcext:value-type="float">
            <text:p>0,000120</text:p>
          </table:table-cell>
          <table:table-cell table:style-name="ce5" office:value-type="float" office:value="6.251977" calcext:value-type="float">
            <text:p>6,251977</text:p>
          </table:table-cell>
          <table:table-cell office:value-type="float" office:value="488.065896" calcext:value-type="float">
            <text:p>488,065896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3" table:number-columns-repeated="7"/>
          <table:table-cell table:number-columns-repeated="1016"/>
        </table:table-row>
        <table:table-row table:style-name="ro1">
          <table:table-cell/>
          <table:table-cell table:style-name="ce4" table:formula="of:=AVERAGE([.B32:.B41] )" office:value-type="float" office:value="0.000015" calcext:value-type="float">
            <text:p>0,000015</text:p>
          </table:table-cell>
          <table:table-cell table:style-name="ce4" table:formula="of:=AVERAGE([.C32:.C41] )" office:value-type="string" office:string-value="" calcext:value-type="error">
            <text:p>#DIV/0!</text:p>
          </table:table-cell>
          <table:table-cell table:style-name="ce4" table:formula="of:=AVERAGE([.D32:.D41] )" office:value-type="float" office:value="0.03618" calcext:value-type="float">
            <text:p>0,03618</text:p>
          </table:table-cell>
          <table:table-cell table:style-name="ce4" table:formula="of:=AVERAGE([.E32:.E41] )" office:value-type="float" office:value="4.367735" calcext:value-type="float">
            <text:p>4,367735</text:p>
          </table:table-cell>
          <table:table-cell table:style-name="ce4" table:formula="of:=AVERAGE([.F32:.F41] )" office:value-type="float" office:value="0.00012" calcext:value-type="float">
            <text:p>0,00012</text:p>
          </table:table-cell>
          <table:table-cell table:style-name="ce4" table:formula="of:=AVERAGE([.G32:.G41] )" office:value-type="float" office:value="6.251977" calcext:value-type="float">
            <text:p>6,251977</text:p>
          </table:table-cell>
          <table:table-cell table:style-name="ce4" table:formula="of:=AVERAGE([.H32:.H41] )" office:value-type="float" office:value="488.065896" calcext:value-type="float">
            <text:p>488,065896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16x16-nosol</text:p>
          </table:table-cell>
          <table:table-cell table:style-name="ce1" office:value-type="string" calcext:value-type="string">
            <text:p>speedup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serial (1)</text:p>
          </table:table-cell>
          <table:table-cell table:style-name="ce7" office:value-type="float" office:value="0.000015" calcext:value-type="float">
            <text:p>0,000015</text:p>
          </table:table-cell>
          <table:table-cell table:style-name="ce7"/>
          <table:table-cell table:style-name="ce7" office:value-type="float" office:value="0.03618" calcext:value-type="float">
            <text:p>0,036180</text:p>
          </table:table-cell>
          <table:table-cell table:style-name="ce7"/>
          <table:table-cell table:style-name="ce7" office:value-type="float" office:value="4.367735" calcext:value-type="float">
            <text:p>4,367735</text:p>
          </table:table-cell>
          <table:table-cell table:style-name="ce7"/>
          <table:table-cell table:style-name="ce7" office:value-type="float" office:value="0.00012" calcext:value-type="float">
            <text:p>0,000120</text:p>
          </table:table-cell>
          <table:table-cell table:style-name="ce7" office:value-type="float" office:value="6.251977" calcext:value-type="float">
            <text:p>6,251977</text:p>
          </table:table-cell>
          <table:table-cell table:style-name="ce7"/>
          <table:table-cell table:style-name="ce7" office:value-type="float" office:value="488.065896" calcext:value-type="float">
            <text:p>488,065896</text:p>
          </table:table-cell>
          <table:table-cell table:style-name="ce7"/>
          <table:table-cell table:number-columns-repeated="1011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0.000019" calcext:value-type="float">
            <text:p>0,000019</text:p>
          </table:table-cell>
          <table:table-cell table:style-name="ce7" table:formula="of:=[.C46]/[.C47]" office:value-type="float" office:value="0.789473684210526" calcext:value-type="float">
            <text:p>0,789474</text:p>
          </table:table-cell>
          <table:table-cell table:style-name="ce7" office:value-type="float" office:value="0.493666" calcext:value-type="float">
            <text:p>0,493666</text:p>
          </table:table-cell>
          <table:table-cell table:style-name="ce7" table:formula="of:=[.E46]/[.E47]" office:value-type="float" office:value="0.0732884176751083" calcext:value-type="float">
            <text:p>0,073288</text:p>
          </table:table-cell>
          <table:table-cell table:style-name="ce7" office:value-type="float" office:value="17.168447" calcext:value-type="float">
            <text:p>17,168447</text:p>
          </table:table-cell>
          <table:table-cell table:style-name="ce7" table:formula="of:=[.G46]/[.G47]" office:value-type="float" office:value="0.254404781049794" calcext:value-type="float">
            <text:p>0,254405</text:p>
          </table:table-cell>
          <table:table-cell table:style-name="ce7" office:value-type="float" office:value="0.000651" calcext:value-type="float">
            <text:p>0,000651</text:p>
          </table:table-cell>
          <table:table-cell table:style-name="ce7"/>
          <table:table-cell table:style-name="ce7" table:formula="of:=[.J46]/[.J47]" office:value-type="string" office:string-value="" calcext:value-type="error">
            <text:p>#DIV/0!</text:p>
          </table:table-cell>
          <table:table-cell table:style-name="ce7"/>
          <table:table-cell table:style-name="ce7" table:formula="of:=[.L46]/[.L4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0.000062" calcext:value-type="float">
            <text:p>0,000062</text:p>
          </table:table-cell>
          <table:table-cell table:style-name="ce7" table:formula="of:=[.C46]/[.C48]" office:value-type="float" office:value="0.241935483870968" calcext:value-type="float">
            <text:p>0,241935</text:p>
          </table:table-cell>
          <table:table-cell table:style-name="ce7" office:value-type="float" office:value="1.174216" calcext:value-type="float">
            <text:p>1,174216</text:p>
          </table:table-cell>
          <table:table-cell table:style-name="ce7" table:formula="of:=[.E46]/[.E48]" office:value-type="float" office:value="0.0308120482091881" calcext:value-type="float">
            <text:p>0,030812</text:p>
          </table:table-cell>
          <table:table-cell table:style-name="ce7" office:value-type="float" office:value="41.36152" calcext:value-type="float">
            <text:p>41,361520</text:p>
          </table:table-cell>
          <table:table-cell table:style-name="ce7" table:formula="of:=[.G46]/[.G48]" office:value-type="float" office:value="0.105598996361836" calcext:value-type="float">
            <text:p>0,105599</text:p>
          </table:table-cell>
          <table:table-cell table:style-name="ce7" office:value-type="float" office:value="0.004037" calcext:value-type="float">
            <text:p>0,004037</text:p>
          </table:table-cell>
          <table:table-cell table:style-name="ce7"/>
          <table:table-cell table:style-name="ce7" table:formula="of:=[.J46]/[.J48]" office:value-type="string" office:string-value="" calcext:value-type="error">
            <text:p>#DIV/0!</text:p>
          </table:table-cell>
          <table:table-cell table:style-name="ce7"/>
          <table:table-cell table:style-name="ce7" table:formula="of:=[.L46]/[.L4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0.000074" calcext:value-type="float">
            <text:p>0,000074</text:p>
          </table:table-cell>
          <table:table-cell table:style-name="ce7" table:formula="of:=[.C46]/[.C49]" office:value-type="float" office:value="0.202702702702703" calcext:value-type="float">
            <text:p>0,202703</text:p>
          </table:table-cell>
          <table:table-cell table:style-name="ce7" office:value-type="float" office:value="0.141966" calcext:value-type="float">
            <text:p>0,141966</text:p>
          </table:table-cell>
          <table:table-cell table:style-name="ce7" table:formula="of:=[.E46]/[.E49]" office:value-type="float" office:value="0.254849752757703" calcext:value-type="float">
            <text:p>0,254850</text:p>
          </table:table-cell>
          <table:table-cell table:style-name="ce7" office:value-type="float" office:value="23.565137" calcext:value-type="float">
            <text:p>23,565137</text:p>
          </table:table-cell>
          <table:table-cell table:style-name="ce7" table:formula="of:=[.G46]/[.G49]" office:value-type="float" office:value="0.185347320492981" calcext:value-type="float">
            <text:p>0,185347</text:p>
          </table:table-cell>
          <table:table-cell table:style-name="ce7" office:value-type="float" office:value="0.006373" calcext:value-type="float">
            <text:p>0,006373</text:p>
          </table:table-cell>
          <table:table-cell table:style-name="ce7" office:value-type="float" office:value="58.503361" calcext:value-type="float">
            <text:p>58,503361</text:p>
          </table:table-cell>
          <table:table-cell table:style-name="ce7" table:formula="of:=[.J46]/[.J49]" office:value-type="float" office:value="0.106865261980419" calcext:value-type="float">
            <text:p>0,106865</text:p>
          </table:table-cell>
          <table:table-cell table:style-name="ce7"/>
          <table:table-cell table:style-name="ce7" table:formula="of:=[.L46]/[.L4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7" office:value-type="float" office:value="0.000273" calcext:value-type="float">
            <text:p>0,000273</text:p>
          </table:table-cell>
          <table:table-cell table:style-name="ce7" table:formula="of:=[.C46]/[.C50]" office:value-type="float" office:value="0.0549450549450549" calcext:value-type="float">
            <text:p>0,054945</text:p>
          </table:table-cell>
          <table:table-cell table:style-name="ce7" office:value-type="float" office:value="0.003471" calcext:value-type="float">
            <text:p>0,003471</text:p>
          </table:table-cell>
          <table:table-cell table:style-name="ce7" table:formula="of:=[.E46]/[.E50]" office:value-type="float" office:value="10.4235090751945" calcext:value-type="float">
            <text:p>10,423509</text:p>
          </table:table-cell>
          <table:table-cell table:style-name="ce7" office:value-type="float" office:value="15.944283" calcext:value-type="float">
            <text:p>15,944283</text:p>
          </table:table-cell>
          <table:table-cell table:style-name="ce7" table:formula="of:=[.G46]/[.G50]" office:value-type="float" office:value="0.273937373038349" calcext:value-type="float">
            <text:p>0,273937</text:p>
          </table:table-cell>
          <table:table-cell table:style-name="ce7" office:value-type="float" office:value="0.00965" calcext:value-type="float">
            <text:p>0,009650</text:p>
          </table:table-cell>
          <table:table-cell table:style-name="ce7" office:value-type="float" office:value="29.028911" calcext:value-type="float">
            <text:p>29,028911</text:p>
          </table:table-cell>
          <table:table-cell table:style-name="ce7" table:formula="of:=[.J46]/[.J50]" office:value-type="float" office:value="0.215370704054313" calcext:value-type="float">
            <text:p>0,215371</text:p>
          </table:table-cell>
          <table:table-cell table:style-name="ce7" office:value-type="float" office:value="1175.263775" calcext:value-type="float">
            <text:p>1 175,263775</text:p>
          </table:table-cell>
          <table:table-cell table:style-name="ce7" table:formula="of:=[.L46]/[.L50]" office:value-type="float" office:value="0.415282004246238" calcext:value-type="float">
            <text:p>0,415282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7" office:value-type="float" office:value="0.000245" calcext:value-type="float">
            <text:p>0,000245</text:p>
          </table:table-cell>
          <table:table-cell table:style-name="ce7" table:formula="of:=[.C46]/[.C51]" office:value-type="float" office:value="0.0612244897959184" calcext:value-type="float">
            <text:p>0,061224</text:p>
          </table:table-cell>
          <table:table-cell table:style-name="ce7" office:value-type="float" office:value="0.000733" calcext:value-type="float">
            <text:p>0,000733</text:p>
          </table:table-cell>
          <table:table-cell table:style-name="ce7" table:formula="of:=[.E46]/[.E51]" office:value-type="float" office:value="49.3587994542974" calcext:value-type="float">
            <text:p>49,358799</text:p>
          </table:table-cell>
          <table:table-cell table:style-name="ce7" office:value-type="float" office:value="15.02896" calcext:value-type="float">
            <text:p>15,028960</text:p>
          </table:table-cell>
          <table:table-cell table:style-name="ce7" table:formula="of:=[.G46]/[.G51]" office:value-type="float" office:value="0.290621240591498" calcext:value-type="float">
            <text:p>0,290621</text:p>
          </table:table-cell>
          <table:table-cell table:style-name="ce7" office:value-type="float" office:value="0.013019" calcext:value-type="float">
            <text:p>0,013019</text:p>
          </table:table-cell>
          <table:table-cell table:style-name="ce7"/>
          <table:table-cell table:style-name="ce7" table:formula="of:=[.J46]/[.J51]" office:value-type="string" office:string-value="" calcext:value-type="error">
            <text:p>#DIV/0!</text:p>
          </table:table-cell>
          <table:table-cell table:style-name="ce7"/>
          <table:table-cell table:style-name="ce7" table:formula="of:=[.L46]/[.L5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16x16-nosol</text:p>
          </table:table-cell>
          <table:table-cell table:style-name="ce1" office:value-type="string" calcext:value-type="string">
            <text:p>speedup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serial (1)</text:p>
          </table:table-cell>
          <table:table-cell table:style-name="ce7" office:value-type="float" office:value="0.000015" calcext:value-type="float">
            <text:p>0,000015</text:p>
          </table:table-cell>
          <table:table-cell table:style-name="ce9" office:value-type="string" calcext:value-type="string">
            <text:p>-</text:p>
          </table:table-cell>
          <table:table-cell table:style-name="ce7" office:value-type="float" office:value="0.03618" calcext:value-type="float">
            <text:p>0,036180</text:p>
          </table:table-cell>
          <table:table-cell table:style-name="ce9" office:value-type="string" calcext:value-type="string">
            <text:p>-</text:p>
          </table:table-cell>
          <table:table-cell table:style-name="ce7" office:value-type="float" office:value="4.367735" calcext:value-type="float">
            <text:p>4,367735</text:p>
          </table:table-cell>
          <table:table-cell table:style-name="ce9" office:value-type="string" calcext:value-type="string">
            <text:p>-</text:p>
          </table:table-cell>
          <table:table-cell table:style-name="ce7" office:value-type="float" office:value="0.00012" calcext:value-type="float">
            <text:p>0,000120</text:p>
          </table:table-cell>
          <table:table-cell table:style-name="ce7" office:value-type="float" office:value="6.251977" calcext:value-type="float">
            <text:p>6,251977</text:p>
          </table:table-cell>
          <table:table-cell table:style-name="ce9" office:value-type="string" calcext:value-type="string">
            <text:p>-</text:p>
          </table:table-cell>
          <table:table-cell table:style-name="ce7" office:value-type="float" office:value="488.065896" calcext:value-type="float">
            <text:p>488,065896</text:p>
          </table:table-cell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0.000019" calcext:value-type="float">
            <text:p>0,000019</text:p>
          </table:table-cell>
          <table:table-cell table:style-name="ce7" table:formula="of:=[.C55]/[.C56]" office:value-type="float" office:value="0.789473684210526" calcext:value-type="float">
            <text:p>0,789474</text:p>
          </table:table-cell>
          <table:table-cell table:style-name="ce7" office:value-type="float" office:value="0.493666" calcext:value-type="float">
            <text:p>0,493666</text:p>
          </table:table-cell>
          <table:table-cell table:style-name="ce7" table:formula="of:=[.E55]/[.E56]" office:value-type="float" office:value="0.0732884176751083" calcext:value-type="float">
            <text:p>0,073288</text:p>
          </table:table-cell>
          <table:table-cell table:style-name="ce7" office:value-type="float" office:value="17.168447" calcext:value-type="float">
            <text:p>17,168447</text:p>
          </table:table-cell>
          <table:table-cell table:style-name="ce7" table:formula="of:=[.G55]/[.G56]" office:value-type="float" office:value="0.254404781049794" calcext:value-type="float">
            <text:p>0,254405</text:p>
          </table:table-cell>
          <table:table-cell table:style-name="ce7" office:value-type="float" office:value="0.000651" calcext:value-type="float">
            <text:p>0,000651</text:p>
          </table:table-cell>
          <table:table-cell table:number-columns-repeated="4"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0.000062" calcext:value-type="float">
            <text:p>0,000062</text:p>
          </table:table-cell>
          <table:table-cell table:style-name="ce7" table:formula="of:=[.C55]/[.C57]" office:value-type="float" office:value="0.241935483870968" calcext:value-type="float">
            <text:p>0,241935</text:p>
          </table:table-cell>
          <table:table-cell table:style-name="ce7" office:value-type="float" office:value="1.174216" calcext:value-type="float">
            <text:p>1,174216</text:p>
          </table:table-cell>
          <table:table-cell table:style-name="ce7" table:formula="of:=[.E55]/[.E57]" office:value-type="float" office:value="0.0308120482091881" calcext:value-type="float">
            <text:p>0,030812</text:p>
          </table:table-cell>
          <table:table-cell table:style-name="ce7" office:value-type="float" office:value="41.36152" calcext:value-type="float">
            <text:p>41,361520</text:p>
          </table:table-cell>
          <table:table-cell table:style-name="ce7" table:formula="of:=[.G55]/[.G57]" office:value-type="float" office:value="0.105598996361836" calcext:value-type="float">
            <text:p>0,105599</text:p>
          </table:table-cell>
          <table:table-cell table:style-name="ce7" office:value-type="float" office:value="0.004037" calcext:value-type="float">
            <text:p>0,004037</text:p>
          </table:table-cell>
          <table:table-cell table:number-columns-repeated="4"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0.000074" calcext:value-type="float">
            <text:p>0,000074</text:p>
          </table:table-cell>
          <table:table-cell table:style-name="ce7" table:formula="of:=[.C55]/[.C58]" office:value-type="float" office:value="0.202702702702703" calcext:value-type="float">
            <text:p>0,202703</text:p>
          </table:table-cell>
          <table:table-cell table:style-name="ce7" office:value-type="float" office:value="0.141966" calcext:value-type="float">
            <text:p>0,141966</text:p>
          </table:table-cell>
          <table:table-cell table:style-name="ce7" table:formula="of:=[.E55]/[.E58]" office:value-type="float" office:value="0.254849752757703" calcext:value-type="float">
            <text:p>0,254850</text:p>
          </table:table-cell>
          <table:table-cell table:style-name="ce7" office:value-type="float" office:value="23.565137" calcext:value-type="float">
            <text:p>23,565137</text:p>
          </table:table-cell>
          <table:table-cell table:style-name="ce7" table:formula="of:=[.G55]/[.G58]" office:value-type="float" office:value="0.185347320492981" calcext:value-type="float">
            <text:p>0,185347</text:p>
          </table:table-cell>
          <table:table-cell table:style-name="ce7" office:value-type="float" office:value="0.006373" calcext:value-type="float">
            <text:p>0,006373</text:p>
          </table:table-cell>
          <table:table-cell table:style-name="ce7" office:value-type="float" office:value="58.503361" calcext:value-type="float">
            <text:p>58,503361</text:p>
          </table:table-cell>
          <table:table-cell table:style-name="ce7" table:formula="of:=[.J55]/[.J58]" office:value-type="float" office:value="0.106865261980419" calcext:value-type="float">
            <text:p>0,106865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7" office:value-type="float" office:value="0.000273" calcext:value-type="float">
            <text:p>0,000273</text:p>
          </table:table-cell>
          <table:table-cell table:style-name="ce7" table:formula="of:=[.C55]/[.C59]" office:value-type="float" office:value="0.0549450549450549" calcext:value-type="float">
            <text:p>0,054945</text:p>
          </table:table-cell>
          <table:table-cell table:style-name="ce7" office:value-type="float" office:value="0.003471" calcext:value-type="float">
            <text:p>0,003471</text:p>
          </table:table-cell>
          <table:table-cell table:style-name="ce7" table:formula="of:=[.E55]/[.E59]" office:value-type="float" office:value="10.4235090751945" calcext:value-type="float">
            <text:p>10,423509</text:p>
          </table:table-cell>
          <table:table-cell table:style-name="ce7" office:value-type="float" office:value="15.944283" calcext:value-type="float">
            <text:p>15,944283</text:p>
          </table:table-cell>
          <table:table-cell table:style-name="ce7" table:formula="of:=[.G55]/[.G59]" office:value-type="float" office:value="0.273937373038349" calcext:value-type="float">
            <text:p>0,273937</text:p>
          </table:table-cell>
          <table:table-cell table:style-name="ce7" office:value-type="float" office:value="0.00965" calcext:value-type="float">
            <text:p>0,009650</text:p>
          </table:table-cell>
          <table:table-cell table:style-name="ce7" office:value-type="float" office:value="29.028911" calcext:value-type="float">
            <text:p>29,028911</text:p>
          </table:table-cell>
          <table:table-cell table:style-name="ce7" table:formula="of:=[.J55]/[.J59]" office:value-type="float" office:value="0.215370704054313" calcext:value-type="float">
            <text:p>0,215371</text:p>
          </table:table-cell>
          <table:table-cell table:style-name="ce7" office:value-type="float" office:value="1175.263775" calcext:value-type="float">
            <text:p>1 175,263775</text:p>
          </table:table-cell>
          <table:table-cell table:style-name="ce7" table:formula="of:=[.L55]/[.L59]" office:value-type="float" office:value="0.415282004246238" calcext:value-type="float">
            <text:p>0,415282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7" office:value-type="float" office:value="0.000245" calcext:value-type="float">
            <text:p>0,000245</text:p>
          </table:table-cell>
          <table:table-cell table:style-name="ce7" table:formula="of:=[.C55]/[.C60]" office:value-type="float" office:value="0.0612244897959184" calcext:value-type="float">
            <text:p>0,061224</text:p>
          </table:table-cell>
          <table:table-cell table:style-name="ce7" office:value-type="float" office:value="0.000733" calcext:value-type="float">
            <text:p>0,000733</text:p>
          </table:table-cell>
          <table:table-cell table:style-name="ce7" table:formula="of:=[.E55]/[.E60]" office:value-type="float" office:value="49.3587994542974" calcext:value-type="float">
            <text:p>49,358799</text:p>
          </table:table-cell>
          <table:table-cell table:style-name="ce7" office:value-type="float" office:value="15.02896" calcext:value-type="float">
            <text:p>15,028960</text:p>
          </table:table-cell>
          <table:table-cell table:style-name="ce7" table:formula="of:=[.G55]/[.G60]" office:value-type="float" office:value="0.290621240591498" calcext:value-type="float">
            <text:p>0,290621</text:p>
          </table:table-cell>
          <table:table-cell table:style-name="ce7" office:value-type="float" office:value="0.013019" calcext:value-type="float">
            <text:p>0,013019</text:p>
          </table:table-cell>
          <table:table-cell table:number-columns-repeated="4"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serial (1)</text:p>
          </table:table-cell>
          <table:table-cell table:style-name="ce7" office:value-type="float" office:value="0.000015" calcext:value-type="float">
            <text:p>0,000015</text:p>
          </table:table-cell>
          <table:table-cell table:style-name="ce7" office:value-type="float" office:value="0.03618" calcext:value-type="float">
            <text:p>0,036180</text:p>
          </table:table-cell>
          <table:table-cell table:style-name="ce7" office:value-type="float" office:value="4.367735" calcext:value-type="float">
            <text:p>4,367735</text:p>
          </table:table-cell>
          <table:table-cell table:style-name="ce7" office:value-type="float" office:value="0.00012" calcext:value-type="float">
            <text:p>0,000120</text:p>
          </table:table-cell>
          <table:table-cell table:style-name="ce7" office:value-type="float" office:value="6.251977" calcext:value-type="float">
            <text:p>6,251977</text:p>
          </table:table-cell>
          <table:table-cell table:style-name="ce7" office:value-type="float" office:value="488.065896" calcext:value-type="float">
            <text:p>488,065896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0.000019" calcext:value-type="float">
            <text:p>0,000019</text:p>
          </table:table-cell>
          <table:table-cell table:style-name="ce7" office:value-type="float" office:value="0.493666" calcext:value-type="float">
            <text:p>0,493666</text:p>
          </table:table-cell>
          <table:table-cell table:style-name="ce7" office:value-type="float" office:value="17.168447" calcext:value-type="float">
            <text:p>17,168447</text:p>
          </table:table-cell>
          <table:table-cell table:style-name="ce7" office:value-type="float" office:value="0.000651" calcext:value-type="float">
            <text:p>0,000651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0.000062" calcext:value-type="float">
            <text:p>0,000062</text:p>
          </table:table-cell>
          <table:table-cell table:style-name="ce7" office:value-type="float" office:value="1.174216" calcext:value-type="float">
            <text:p>1,174216</text:p>
          </table:table-cell>
          <table:table-cell table:style-name="ce7" office:value-type="float" office:value="41.36152" calcext:value-type="float">
            <text:p>41,361520</text:p>
          </table:table-cell>
          <table:table-cell table:style-name="ce7" office:value-type="float" office:value="0.004037" calcext:value-type="float">
            <text:p>0,004037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0.000074" calcext:value-type="float">
            <text:p>0,000074</text:p>
          </table:table-cell>
          <table:table-cell table:style-name="ce7" office:value-type="float" office:value="0.141966" calcext:value-type="float">
            <text:p>0,141966</text:p>
          </table:table-cell>
          <table:table-cell table:style-name="ce7" office:value-type="float" office:value="23.565137" calcext:value-type="float">
            <text:p>23,565137</text:p>
          </table:table-cell>
          <table:table-cell table:style-name="ce7" office:value-type="float" office:value="0.006373" calcext:value-type="float">
            <text:p>0,006373</text:p>
          </table:table-cell>
          <table:table-cell table:style-name="ce7" office:value-type="float" office:value="58.503361" calcext:value-type="float">
            <text:p>58,503361</text:p>
          </table:table-cell>
          <table:table-cell table:style-name="ce9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7" office:value-type="float" office:value="0.000273" calcext:value-type="float">
            <text:p>0,000273</text:p>
          </table:table-cell>
          <table:table-cell table:style-name="ce7" office:value-type="float" office:value="0.003471" calcext:value-type="float">
            <text:p>0,003471</text:p>
          </table:table-cell>
          <table:table-cell table:style-name="ce7" office:value-type="float" office:value="15.944283" calcext:value-type="float">
            <text:p>15,944283</text:p>
          </table:table-cell>
          <table:table-cell table:style-name="ce7" office:value-type="float" office:value="0.00965" calcext:value-type="float">
            <text:p>0,009650</text:p>
          </table:table-cell>
          <table:table-cell table:style-name="ce7" office:value-type="float" office:value="29.028911" calcext:value-type="float">
            <text:p>29,028911</text:p>
          </table:table-cell>
          <table:table-cell table:style-name="ce7" office:value-type="float" office:value="1175.263775" calcext:value-type="float">
            <text:p>1 175,263775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7" office:value-type="float" office:value="0.000245" calcext:value-type="float">
            <text:p>0,000245</text:p>
          </table:table-cell>
          <table:table-cell table:style-name="ce7" office:value-type="float" office:value="0.000733" calcext:value-type="float">
            <text:p>0,000733</text:p>
          </table:table-cell>
          <table:table-cell table:style-name="ce7" office:value-type="float" office:value="15.02896" calcext:value-type="float">
            <text:p>15,028960</text:p>
          </table:table-cell>
          <table:table-cell table:style-name="ce7" office:value-type="float" office:value="0.013019" calcext:value-type="float">
            <text:p>0,013019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float" office:value="0.789473684210526" calcext:value-type="float">
            <text:p>0,7894737</text:p>
          </table:table-cell>
          <table:table-cell table:style-name="ce8" office:value-type="float" office:value="0.0732884176751083" calcext:value-type="float">
            <text:p>0,0732884</text:p>
          </table:table-cell>
          <table:table-cell table:style-name="ce8" office:value-type="float" office:value="0.254404781049794" calcext:value-type="float">
            <text:p>0,2544048</text:p>
          </table:table-cell>
          <table:table-cell table:style-name="ce8" office:value-type="float" office:value="0.184331797235023" calcext:value-type="float">
            <text:p>0,1843318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8" office:value-type="float" office:value="0.241935483870968" calcext:value-type="float">
            <text:p>0,2419355</text:p>
          </table:table-cell>
          <table:table-cell table:style-name="ce8" office:value-type="float" office:value="0.0308120482091881" calcext:value-type="float">
            <text:p>0,0308120</text:p>
          </table:table-cell>
          <table:table-cell table:style-name="ce8" office:value-type="float" office:value="0.105598996361836" calcext:value-type="float">
            <text:p>0,1055990</text:p>
          </table:table-cell>
          <table:table-cell table:style-name="ce8" office:value-type="float" office:value="0.0297250433490216" calcext:value-type="float">
            <text:p>0,0297250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8" office:value-type="float" office:value="0.202702702702703" calcext:value-type="float">
            <text:p>0,2027027</text:p>
          </table:table-cell>
          <table:table-cell table:style-name="ce8" office:value-type="float" office:value="0.254849752757703" calcext:value-type="float">
            <text:p>0,2548498</text:p>
          </table:table-cell>
          <table:table-cell table:style-name="ce8" office:value-type="float" office:value="0.185347320492981" calcext:value-type="float">
            <text:p>0,1853473</text:p>
          </table:table-cell>
          <table:table-cell table:style-name="ce8" office:value-type="float" office:value="0.0188294366860191" calcext:value-type="float">
            <text:p>0,0188294</text:p>
          </table:table-cell>
          <table:table-cell table:style-name="ce8" office:value-type="float" office:value="0.106865261980419" calcext:value-type="float">
            <text:p>0,1068653</text:p>
          </table:table-cell>
          <table:table-cell table:style-name="ce10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8" office:value-type="float" office:value="0.0549450549450549" calcext:value-type="float">
            <text:p>0,0549451</text:p>
          </table:table-cell>
          <table:table-cell table:style-name="ce8" office:value-type="float" office:value="10.4235090751945" calcext:value-type="float">
            <text:p>10,4235091</text:p>
          </table:table-cell>
          <table:table-cell table:style-name="ce8" office:value-type="float" office:value="0.273937373038349" calcext:value-type="float">
            <text:p>0,2739374</text:p>
          </table:table-cell>
          <table:table-cell table:style-name="ce8" office:value-type="float" office:value="0.0124352331606218" calcext:value-type="float">
            <text:p>0,0124352</text:p>
          </table:table-cell>
          <table:table-cell table:style-name="ce8" office:value-type="float" office:value="0.215370704054313" calcext:value-type="float">
            <text:p>0,2153707</text:p>
          </table:table-cell>
          <table:table-cell table:style-name="ce8" office:value-type="float" office:value="0.415282004246238" calcext:value-type="float">
            <text:p>0,4152820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0612244897959184" calcext:value-type="float">
            <text:p>0,0612245</text:p>
          </table:table-cell>
          <table:table-cell table:style-name="ce8" office:value-type="float" office:value="49.3587994542974" calcext:value-type="float">
            <text:p>49,3587995</text:p>
          </table:table-cell>
          <table:table-cell table:style-name="ce8" office:value-type="float" office:value="0.290621240591498" calcext:value-type="float">
            <text:p>0,2906212</text:p>
          </table:table-cell>
          <table:table-cell table:style-name="ce8" office:value-type="float" office:value="0.00921729779552961" calcext:value-type="float">
            <text:p>0,0092173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 number:grouping="true"/>
    </number:number-style>
    <number:number-style style:name="N128">
      <number:number number:decimal-places="8" loext:min-decimal-places="8" number:min-integer-digits="1" number:grouping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-00-0000</text:date>, <text:time style:data-style-name="N2" text:time-value="07:05:47.201337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7:37:10.845891720</meta:creation-date>
    <dc:date>2018-05-18T07:06:24.762314503</dc:date>
    <meta:editing-duration>PT1H57M3S</meta:editing-duration>
    <meta:editing-cycles>10</meta:editing-cycles>
    <meta:generator>LibreOffice/5.1.6.2$Linux_X86_64 LibreOffice_project/10m0$Build-2</meta:generator>
    <meta:document-statistic meta:table-count="1" meta:cell-count="531" meta:object-count="0"/>
  </office:meta>
</office:document-meta>
</file>